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3.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0.74pt solid #0000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="0.74pt groove #000000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-bottom="none" fo:border-left="0.74pt groove #000000" fo:border-right="0.74pt groove #000000" fo:border-top="none"/>
    </style:style>
    <style:style style:name="ce23" style:family="table-cell" style:parent-style-name="Default">
      <style:table-cell-properties fo:border-bottom="0.74pt groove #000000" fo:border-left="0.74pt groove #000000" fo:border-right="0.74pt groove #000000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order-left="0.74pt groove #000000" fo:border-right="0.74pt groove #000000" fo:border-top="0.74pt groove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5.016cm" svg:height="9.739cm" svg:x="0.3cm" svg:y="10.403cm">
            <draw:object draw:notify-on-update-of-ranges="Q1.A2:Q1.A2 Q1.A3:Q1.A22 Q1.C2:Q1.C2 Q1.C3:Q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20 athlètes avec le plus de participation</text:p>
          </table:table-cell>
          <table:covered-table-cell table:number-columns-repeated="2" table:style-name="Default"/>
          <table:table-cell/>
          <table:table-cell table:style-name="ce14" office:value-type="string" calcext:value-type="string" table:number-columns-spanned="5" table:number-rows-spanned="1">
            <text:p>Paramètres nb participation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6" office:value-type="string" calcext:value-type="string">
            <text:p>Genre</text:p>
          </table:table-cell>
          <table:table-cell table:style-name="ce10" office:value-type="string" calcext:value-type="string">
            <text:p>Nb participation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an Millar</text:p>
          </table:table-cell>
          <table:table-cell table:style-name="ce7" office:value-type="string" calcext:value-type="string">
            <text:p>M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Afanasijs Kuzmin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Hubert Raudasch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" table:formula="of:=COUNT([.C3:.C22])" office:value-type="float" office:value="20" calcext:value-type="float">
            <text:p>20</text:p>
          </table:table-cell>
          <table:table-cell table:style-name="ce9" table:formula="of:=SUM([.C3:.C22])" office:value-type="float" office:value="158" calcext:value-type="float">
            <text:p>158</text:p>
          </table:table-cell>
          <table:table-cell table:style-name="ce9" table:formula="of:=MIN([.C3:.C22])" office:value-type="float" office:value="7" calcext:value-type="float">
            <text:p>7</text:p>
          </table:table-cell>
          <table:table-cell table:style-name="ce9" table:formula="of:=MAX([.C3:.C22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aul Bert Elvstrm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rward Randolph Knowl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Josefa Idem-Guerrini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Piero D'Inz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table:formula="of:=AVERAGE([.C3:.C22])" office:value-type="float" office:value="7.9" calcext:value-type="float">
            <text:p>8</text:p>
          </table:table-cell>
          <table:table-cell table:style-name="ce9" table:formula="of:=MODE([.C3:.C22])" office:value-type="float" office:value="8" calcext:value-type="float">
            <text:p>8</text:p>
          </table:table-cell>
          <table:table-cell table:style-name="ce9" table:formula="of:=QUARTILE([.C3:.C22];1)" office:value-type="float" office:value="7" calcext:value-type="float">
            <text:p>7</text:p>
          </table:table-cell>
          <table:table-cell table:style-name="ce9" table:formula="of:=MEDIAN([.C3:.C22])" office:value-type="float" office:value="8" calcext:value-type="float">
            <text:p>8</text:p>
          </table:table-cell>
          <table:table-cell table:style-name="ce9" table:formula="of:=QUARTILE([.C3:.C22];3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aimondo D'Inz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jmond Debeve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Li Na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Nino Salukvadze (-Machavariani)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[.H5]-[.G5]" office:value-type="float" office:value="3" calcext:value-type="float">
            <text:p>3</text:p>
          </table:table-cell>
          <table:table-cell table:style-name="ce9" table:formula="of:=[.I9]-[.G9]" office:value-type="float" office:value="1" calcext:value-type="float">
            <text:p>1</text:p>
          </table:table-cell>
          <table:table-cell table:style-name="ce9" table:formula="of:=VAR([.C3:.C22])" office:value-type="float" office:value="0.621052631578947" calcext:value-type="float">
            <text:p>0,621052631578947</text:p>
          </table:table-cell>
          <table:table-cell table:style-name="ce9" table:formula="of:=STDEV([.C3:.C22])" office:value-type="float" office:value="0.788068925652412" calcext:value-type="float">
            <text:p>0,788068925652412</text:p>
          </table:table-cell>
          <table:table-cell/>
        </table:table-row>
        <table:table-row table:style-name="ro2">
          <table:table-cell office:value-type="string" calcext:value-type="string">
            <text:p>Lesley Allison Thompson-Willi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eksandr Vladimirovich Popov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ancisco Boza Dibo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ss ngel Garca Bragad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ovanni Pelliel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sana Aleksandrovna Chusovitina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nder Adrian Pa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lf Schuman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Joo Filipe Gaspar Rodrigues</text:p>
          </table:table-cell>
          <table:table-cell table:style-name="ce9" office:value-type="string" calcext:value-type="string">
            <text:p>M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</table:table>
      <table:table table:name="Q2-a" table:style-name="ta1">
        <table:shapes>
          <draw:frame draw:z-index="0" draw:style-name="gr1" draw:text-style-name="P1" svg:width="27.569cm" svg:height="8.999cm" svg:x="11.204cm" svg:y="0.754cm">
            <draw:object draw:notify-on-update-of-ranges="'Q2-a'.A2:'Q2-a'.A2 'Q2-a'.A3:'Q2-a'.A66 'Q2-a'.D2:'Q2-a'.D2 'Q2-a'.D3:'Q2-a'.D66 'Q2-a'.B2:'Q2-a'.B2 'Q2-a'.B3:'Q2-a'.B66 'Q2-a'.E2:'Q2-a'.E2 'Q2-a'.E3:'Q2-a'.E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2"/>
        <table:table-column table:style-name="co7" table:default-cell-style-name="ce22"/>
        <table:table-column table:style-name="co4" table:number-columns-repeated="2" table:default-cell-style-name="ce22"/>
        <table:table-column table:style-name="co7" table:default-cell-style-name="ce22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Tableau statistique</text:p>
          </table:table-cell>
          <table:covered-table-cell table:number-columns-repeated="4" table:style-name="ce24"/>
          <table:table-cell table:number-columns-repeated="6"/>
        </table:table-row>
        <table:table-row table:style-name="ro2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Moy âge</text:p>
          </table:table-cell>
          <table:table-cell table:style-name="ce21" office:value-type="string" calcext:value-type="string">
            <text:p>Nb sportifs</text:p>
          </table:table-cell>
          <table:table-cell table:style-name="ce21" office:value-type="string" calcext:value-type="string">
            <text:p>Min âge</text:p>
          </table:table-cell>
          <table:table-cell table:style-name="ce21" office:value-type="string" calcext:value-type="string">
            <text:p>Max â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geria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liv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racao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4" office:value-type="string" calcext:value-type="string" table:number-columns-spanned="5" table:number-rows-spanned="1">
            <text:p>Paramètres moy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style-name="ce9" table:formula="of:=COUNT([.B3:.B66])" office:value-type="float" office:value="64" calcext:value-type="float">
            <text:p>64</text:p>
          </table:table-cell>
          <table:table-cell table:style-name="ce9" table:formula="of:=SUM([.B3:.B66])" office:value-type="float" office:value="1562" calcext:value-type="float">
            <text:p>1562</text:p>
          </table:table-cell>
          <table:table-cell table:style-name="ce9" table:formula="of:=MIN([.B3:.B66])" office:value-type="float" office:value="19" calcext:value-type="float">
            <text:p>19</text:p>
          </table:table-cell>
          <table:table-cell table:style-name="ce9" table:formula="of:=MAX([.B3:.B66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7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8" table:formula="of:=AVERAGE([.B3:.B66])" office:value-type="float" office:value="24.40625" calcext:value-type="float">
            <text:p>24</text:p>
          </table:table-cell>
          <table:table-cell table:style-name="ce9" table:formula="of:=MODE([.B3:.B66])" office:value-type="float" office:value="25" calcext:value-type="float">
            <text:p>25</text:p>
          </table:table-cell>
          <table:table-cell table:style-name="ce9" table:formula="of:=QUARTILE([.B3:.B66];1)" office:value-type="float" office:value="23" calcext:value-type="float">
            <text:p>23</text:p>
          </table:table-cell>
          <table:table-cell table:style-name="ce9" table:formula="of:=MEDIAN([.B3:.B66])" office:value-type="float" office:value="24" calcext:value-type="float">
            <text:p>24</text:p>
          </table:table-cell>
          <table:table-cell table:style-name="ce9" table:formula="of:=QUARTILE([.B3:.B66];3)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7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 table:formula="of:=[.J27]-[.I27]" office:value-type="float" office:value="13" calcext:value-type="float">
            <text:p>13</text:p>
          </table:table-cell>
          <table:table-cell table:style-name="ce9" table:formula="of:=[.K30]-[.I30]" office:value-type="float" office:value="2" calcext:value-type="float">
            <text:p>2</text:p>
          </table:table-cell>
          <table:table-cell table:style-name="ce9" table:formula="of:=VAR([.B3:.B66])" office:value-type="float" office:value="8.75297619047619" calcext:value-type="float">
            <text:p>8,75297619047619</text:p>
          </table:table-cell>
          <table:table-cell table:style-name="ce9" table:formula="of:=STDEV([.B3:.B66])" office:value-type="float" office:value="2.95854291678796" calcext:value-type="float">
            <text:p>2,95854291678796</text:p>
          </table:table-cell>
          <table:table-cell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tv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4" office:value-type="string" calcext:value-type="string" table:number-columns-spanned="5" table:number-rows-spanned="1">
            <text:p>Paramètres nb sportifs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" table:formula="of:=COUNT([.C3:.C66])" office:value-type="float" office:value="64" calcext:value-type="float">
            <text:p>64</text:p>
          </table:table-cell>
          <table:table-cell table:style-name="ce9" table:formula="of:=SUM([.C3:.C66])" office:value-type="float" office:value="1801" calcext:value-type="float">
            <text:p>1801</text:p>
          </table:table-cell>
          <table:table-cell table:style-name="ce9" table:formula="of:=MIN([.C3:.C66])" office:value-type="float" office:value="1" calcext:value-type="float">
            <text:p>1</text:p>
          </table:table-cell>
          <table:table-cell table:style-name="ce9" table:formula="of:=MAX([.C3:.C66])"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style-name="ce17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8" table:formula="of:=AVERAGE([.C3:.C66])" office:value-type="float" office:value="28.140625" calcext:value-type="float">
            <text:p>28</text:p>
          </table:table-cell>
          <table:table-cell table:style-name="ce9" table:formula="of:=MODE([.C3:.C66])" office:value-type="float" office:value="4" calcext:value-type="float">
            <text:p>4</text:p>
          </table:table-cell>
          <table:table-cell table:style-name="ce9" table:formula="of:=QUARTILE([.C3:.C66];1)" office:value-type="float" office:value="4.75" calcext:value-type="float">
            <text:p>4,75</text:p>
          </table:table-cell>
          <table:table-cell table:style-name="ce9" table:formula="of:=MEDIAN([.C3:.C66])" office:value-type="float" office:value="10" calcext:value-type="float">
            <text:p>10</text:p>
          </table:table-cell>
          <table:table-cell table:style-name="ce9" table:formula="of:=QUARTILE([.C3:.C66];3)" office:value-type="float" office:value="30.5" calcext:value-type="float">
            <text:p>30,5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7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[.J38]-[.I38]" office:value-type="float" office:value="147" calcext:value-type="float">
            <text:p>147</text:p>
          </table:table-cell>
          <table:table-cell table:style-name="ce9" table:formula="of:=[.K41]-[.I41]" office:value-type="float" office:value="25.75" calcext:value-type="float">
            <text:p>25,75</text:p>
          </table:table-cell>
          <table:table-cell table:style-name="ce9" table:formula="of:=VAR([.C3:.C66])" office:value-type="float" office:value="1315.71006944444" calcext:value-type="float">
            <text:p>1315,71006944444</text:p>
          </table:table-cell>
          <table:table-cell table:style-name="ce9" table:formula="of:=STDEV([.C3:.C66])" office:value-type="float" office:value="36.2727179770753" calcext:value-type="float">
            <text:p>36,2727179770753</text:p>
          </table:table-cell>
          <table:table-cell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rth Kore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4" office:value-type="string" calcext:value-type="string" table:number-columns-spanned="5" table:number-rows-spanned="1">
            <text:p>Paramètres min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table:formula="of:=COUNT([.D3:.D66])" office:value-type="float" office:value="64" calcext:value-type="float">
            <text:p>64</text:p>
          </table:table-cell>
          <table:table-cell table:style-name="ce9" table:formula="of:=SUM([.D3:.D66])" office:value-type="float" office:value="1184" calcext:value-type="float">
            <text:p>1184</text:p>
          </table:table-cell>
          <table:table-cell table:style-name="ce9" table:formula="of:=MIN([.D3:.D66])" office:value-type="float" office:value="13" calcext:value-type="float">
            <text:p>13</text:p>
          </table:table-cell>
          <table:table-cell table:style-name="ce9" table:formula="of:=MAX([.D3:.D66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7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8" table:formula="of:=AVERAGE([.D3:.D66])" office:value-type="float" office:value="18.5" calcext:value-type="float">
            <text:p>19</text:p>
          </table:table-cell>
          <table:table-cell table:style-name="ce9" table:formula="of:=MODE([.D3:.D66])" office:value-type="float" office:value="17" calcext:value-type="float">
            <text:p>17</text:p>
          </table:table-cell>
          <table:table-cell table:style-name="ce9" table:formula="of:=QUARTILE([.D3:.D66];1)" office:value-type="float" office:value="16" calcext:value-type="float">
            <text:p>16</text:p>
          </table:table-cell>
          <table:table-cell table:style-name="ce9" table:formula="of:=MEDIAN([.E56:.E75])" office:value-type="float" office:value="30" calcext:value-type="float">
            <text:p>30</text:p>
          </table:table-cell>
          <table:table-cell table:style-name="ce9" table:formula="of:=QUARTILE([.E56:.E75];3)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7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table:formula="of:=[.J49]-[.I49]" office:value-type="float" office:value="18" calcext:value-type="float">
            <text:p>18</text:p>
          </table:table-cell>
          <table:table-cell table:style-name="ce9" table:formula="of:=[.K52]-[.I52]" office:value-type="float" office:value="21.5" calcext:value-type="float">
            <text:p>21,5</text:p>
          </table:table-cell>
          <table:table-cell table:style-name="ce9" table:formula="of:=VAR([.E56:.E75])" office:value-type="float" office:value="46.6727272727273" calcext:value-type="float">
            <text:p>46,6727272727273</text:p>
          </table:table-cell>
          <table:table-cell table:style-name="ce9" table:formula="of:=STDEV([.E56:.E75])" office:value-type="float" office:value="6.83174408718061" calcext:value-type="float">
            <text:p>6,83174408718061</text:p>
          </table:table-cell>
          <table:table-cell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outh Kore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4" office:value-type="string" calcext:value-type="string" table:number-columns-spanned="5" table:number-rows-spanned="1">
            <text:p>Paramètres min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9" table:formula="of:=COUNT([.E68:.E87])" office:value-type="float" office:value="0" calcext:value-type="float">
            <text:p>0</text:p>
          </table:table-cell>
          <table:table-cell table:style-name="ce9" table:formula="of:=SUM([.E68:.E87])" office:value-type="float" office:value="0" calcext:value-type="float">
            <text:p>0</text:p>
          </table:table-cell>
          <table:table-cell table:style-name="ce9" table:formula="of:=MIN([.E68:.E87])" office:value-type="float" office:value="0" calcext:value-type="float">
            <text:p>0</text:p>
          </table:table-cell>
          <table:table-cell table:style-name="ce9" table:formula="of:=MAX([.E68:.E87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8" table:formula="of:=AVERAGE([.E68:.E87])" office:value-type="string" office:string-value="" calcext:value-type="error">
            <text:p>#DIV/0 !</text:p>
          </table:table-cell>
          <table:table-cell table:style-name="ce9" table:formula="of:=MODE([.E68:.E87])" office:value-type="string" office:string-value="" calcext:value-type="error">
            <text:p>#VALEUR !</text:p>
          </table:table-cell>
          <table:table-cell table:style-name="ce9" table:formula="of:=QUARTILE([.E68:.E87];1)" office:value-type="string" office:string-value="" calcext:value-type="error">
            <text:p>#VALEUR !</text:p>
          </table:table-cell>
          <table:table-cell table:style-name="ce9" table:formula="of:=MEDIAN([.E68:.E87])" office:value-type="string" office:string-value="" calcext:value-type="error">
            <text:p>#VALEUR !</text:p>
          </table:table-cell>
          <table:table-cell table:style-name="ce9" table:formula="of:=QUARTILE([.E68:.E87];3)" office:value-type="string" office:string-value="" calcext:value-type="error">
            <text:p>#VALEUR !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7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table:style-name="ce23" office:value-type="string" calcext:value-type="string">
            <text:p>Virgin Islands, U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46" calcext:value-type="float">
            <text:p>46</text:p>
          </table:table-cell>
          <table:table-cell/>
          <table:table-cell table:style-name="ce9" table:formula="of:=[.J60]-[.I60]" office:value-type="float" office:value="0" calcext:value-type="float">
            <text:p>0</text:p>
          </table:table-cell>
          <table:table-cell table:style-name="ce9" table:formula="of:=[.K63]-[.I63]" office:value-type="string" office:string-value="" calcext:value-type="error">
            <text:p>#VALEUR !</text:p>
          </table:table-cell>
          <table:table-cell table:style-name="ce9" table:formula="of:=VAR([.E68:.E87])" office:value-type="string" office:string-value="" calcext:value-type="error">
            <text:p>#DIV/0 !</text:p>
          </table:table-cell>
          <table:table-cell table:style-name="ce9" table:formula="of:=STDEV([.E68:.E87])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0:58:19.523780342</dc:date>
    <meta:editing-duration>PT2M50S</meta:editing-duration>
    <meta:editing-cycles>1</meta:editing-cycles>
    <meta:document-statistic meta:table-count="2" meta:cell-count="540" meta:object-count="2"/>
    <meta:generator>LibreOffice/7.3.4.2$Linux_X86_64 LibreOffice_project/728fec16bd5f605073805c3c9e7c4212a0120dc5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17cm" svg:height="9.74cm" xlink:href=".." xlink:type="simple" chart:class="chart:bar" chart:style-name="ch1">
        <chart:legend chart:legend-position="end" svg:x="0.146cm" svg:y="0.149cm" style:legend-expansion="custom" svg:width="4.356cm" svg:height="0.646cm" style:legend-expansion-aspect-ratio="6.74303405572755" chart:style-name="ch2"/>
        <chart:plot-area chart:style-name="ch3" table:cell-range-address="Q1.A2:Q1.A22 Q1.C2:Q1.C22" chart:data-source-has-labels="both" svg:x="0.002cm" svg:y="0.954cm" svg:width="14.573cm" svg:height="8.797cm">
          <chart:coordinate-region svg:x="1.18cm" svg:y="1.153cm" svg:width="13.395cm" svg:height="4.363cm"/>
          <chart:axis chart:dimension="x" chart:name="primary-x" chart:style-name="ch4" chartooo:axis-type="auto">
            <chartooo:date-scale/>
            <chart:categories table:cell-range-address="Q1.A3:Q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1.C3:Q1.C22" chart:label-cell-address="Q1.C2:Q1.C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participation</text:p>
                <draw:g>
                  <svg:desc>Q1.C2:Q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n Millar</text:p>
                <draw:g>
                  <svg:desc>Q1.A3:Q1.A22</svg:desc>
                </draw:g>
              </table:table-cell>
              <table:table-cell office:value-type="float" office:value="10">
                <text:p>10</text:p>
                <draw:g>
                  <svg:desc>Q1.C3:Q1.C22</svg:desc>
                </draw:g>
              </table:table-cell>
            </table:table-row>
            <table:table-row>
              <table:table-cell office:value-type="string">
                <text:p>Afanasijs Kuzmin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ubert Raudasch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ul Bert Elvstr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rward Randolph Knowl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osefa Idem-Guerrin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iero D'Inze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imondo D'Inze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jmond Debev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 N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ino Salukvadze (-Machavariani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sley Allison Thompson-Willi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ksandr Vladimirovich Popo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ancisco Boza Dibo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ess ngel Garca Bragad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ovanni Pelliel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ksana Aleksandrovna Chusovitin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eander Adrian Pae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lf Schuman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o Filipe Gaspar Rodrigue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 draw:opacity-name="ChartTransparencyGradient_20_1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 style:data-style-name="N0">
      <style:chart-properties chart:display-label="true" chart:logarithmic="false" chart:min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7cm" svg:height="9cm" xlink:href=".." xlink:type="simple" chart:class="chart:line" chart:column-mapping="1 0 2" chart:style-name="ch1">
        <chart:legend chart:legend-position="end" svg:x="15.166cm" svg:y="0.526cm" style:legend-expansion="custom" svg:width="2.655cm" svg:height="1.594cm" style:legend-expansion-aspect-ratio="1.66562107904642" chart:style-name="ch2"/>
        <chart:plot-area chart:style-name="ch3" table:cell-range-address="'Q2-a'.A2:'Q2-a'.B66 'Q2-a'.D2:'Q2-a'.E66" chart:data-source-has-labels="both" svg:x="0.551cm" svg:y="0.179cm" svg:width="26.675cm" svg:height="8.824cm">
          <chart:coordinate-region svg:x="1.172cm" svg:y="0.378cm" svg:width="25.958cm" svg:height="6.973cm"/>
          <chart:axis chart:dimension="x" chart:name="primary-x" chart:style-name="ch4" chartooo:axis-type="auto">
            <chartooo:date-scale/>
            <chart:categories table:cell-range-address="'Q2-a'.A3:'Q2-a'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2-a'.D3:'Q2-a'.D66" chart:label-cell-address="'Q2-a'.D2:'Q2-a'.D2" chart:class="chart:line">
            <chart:data-point chart:repeated="64"/>
          </chart:series>
          <chart:series chart:style-name="ch8" chart:values-cell-range-address="'Q2-a'.B3:'Q2-a'.B66" chart:label-cell-address="'Q2-a'.B2:'Q2-a'.B2" chart:class="chart:line">
            <chart:data-point chart:repeated="64"/>
          </chart:series>
          <chart:series chart:style-name="ch9" chart:values-cell-range-address="'Q2-a'.E3:'Q2-a'.E66" chart:label-cell-address="'Q2-a'.E2:'Q2-a'.E2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âge</text:p>
                <draw:g>
                  <svg:desc>'Q2-a'.D2:'Q2-a'.D2</svg:desc>
                </draw:g>
              </table:table-cell>
              <table:table-cell office:value-type="string">
                <text:p>Moy âge</text:p>
                <draw:g>
                  <svg:desc>'Q2-a'.B2:'Q2-a'.B2</svg:desc>
                </draw:g>
              </table:table-cell>
              <table:table-cell office:value-type="string">
                <text:p>Max âge</text:p>
                <draw:g>
                  <svg:desc>'Q2-a'.E2:'Q2-a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ria</text:p>
                <draw:g>
                  <svg:desc>'Q2-a'.A3:'Q2-a'.A66</svg:desc>
                </draw:g>
              </table:table-cell>
              <table:table-cell office:value-type="float" office:value="17">
                <text:p>17</text:p>
                <draw:g>
                  <svg:desc>'Q2-a'.D3:'Q2-a'.D66</svg:desc>
                </draw:g>
              </table:table-cell>
              <table:table-cell office:value-type="float" office:value="20">
                <text:p>20</text:p>
                <draw:g>
                  <svg:desc>'Q2-a'.B3:'Q2-a'.B66</svg:desc>
                </draw:g>
              </table:table-cell>
              <table:table-cell office:value-type="float" office:value="23">
                <text:p>23</text:p>
                <draw:g>
                  <svg:desc>'Q2-a'.E3:'Q2-a'.E66</svg:desc>
                </draw:g>
              </table:table-cell>
            </table:table-row>
            <table:table-row>
              <table:table-cell office:value-type="string">
                <text:p>Andorra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oliva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uracao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echtenstei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an Marino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irgin Islands, US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